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Default" style:list-style-name="">
      <style:paragraph-properties fo:text-align="center" style:justify-single-word="false" style:text-autospace="none"/>
    </style:style>
    <style:style style:name="P10" style:family="paragraph" style:parent-style-name="Default" style:list-style-name="">
      <style:paragraph-properties fo:text-align="center" style:justify-single-word="false" style:text-autospace="none"/>
      <style:text-properties fo:color="#0047ff"/>
    </style:style>
    <style:style style:name="P11" style:family="paragraph" style:parent-style-name="Default" style:list-style-name="">
      <style:paragraph-properties fo:text-align="start" style:justify-single-word="false" style:text-autospace="none"/>
      <style:text-properties fo:color="#0047ff"/>
    </style:style>
    <style:style style:name="P12" style:family="paragraph" style:parent-style-name="Default" style:list-style-name="">
      <style:paragraph-properties fo:text-align="center" style:justify-single-word="false" style:text-autospace="none"/>
      <style:text-properties fo:color="#666600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P13" style:family="paragraph" style:parent-style-name="Default" style:list-style-name="">
      <style:paragraph-properties style:text-autospace="none"/>
      <style:text-properties fo:font-weight="normal" style:font-weight-asian="normal" style:font-weight-complex="normal"/>
    </style:style>
    <style:style style:name="P14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15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16" style:family="paragraph" style:parent-style-name="Default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17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18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19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color="#76923c" style:font-name="Comic Sans MS" fo:font-size="40pt" fo:language="en" fo:country="US" fo:font-style="italic" fo:font-weight="bold"/>
    </style:style>
    <style:style style:name="T5" style:family="text">
      <style:text-properties fo:color="#0070c0" style:font-name="Comic Sans MS" fo:font-size="12pt" fo:language="en" fo:country="US" fo:font-style="italic" fo:font-weight="bold"/>
    </style:style>
    <style:style style:name="T6" style:family="text">
      <style:text-properties style:font-name="Times New Roman1" fo:font-size="9pt" fo:font-style="italic"/>
    </style:style>
    <style:style style:name="T7" style:family="text">
      <style:text-properties style:font-name="Times New Roman1" fo:font-size="9pt" fo:language="en" fo:country="US" fo:font-style="italic"/>
    </style:style>
    <style:style style:name="T8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9" style:family="text"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T10" style:family="text"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T11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12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3" style:family="text"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4" style:family="text"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5" style:family="text">
      <style:text-properties fo:color="#000000" style:text-line-through-style="none" style:font-name="Bookman Old Style" fo:font-size="11.5pt" fo:font-style="normal" style:text-underline-style="none" fo:font-weight="bold" style:font-name-asian="Bookman Old Style" style:font-size-asian="11.5pt" style:font-style-asian="normal" style:font-weight-asian="bold" style:font-name-complex="Bookman Old Style" style:font-size-complex="11.5pt" style:font-style-complex="normal" style:font-weight-complex="bold"/>
    </style:style>
    <style:style style:name="T16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7" style:family="text">
      <style:text-properties fo:color="#000000" style:text-line-through-style="none" style:font-name="Bookman Old Style" fo:font-size="11.5pt" fo:font-style="normal" style:text-underline-style="solid" style:text-underline-width="auto" style:text-underline-color="font-color" style:font-name-asian="Bookman Old Style" style:font-size-asian="11.5pt" style:font-style-asian="normal" style:font-name-complex="Bookman Old Style" style:font-size-complex="11.5pt" style:font-style-complex="normal"/>
    </style:style>
    <style:style style:name="T18" style:family="text">
      <style:text-properties fo:color="#000000" style:text-line-through-style="none" style:font-name="Bookman Old Style" fo:font-size="11.5pt" fo:font-style="italic" style:text-underline-style="none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T19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20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1" style:family="text">
      <style:text-properties fo:color="#000000" style:text-line-through-style="none" style:font-name="Bookman Old Style" fo:font-size="11.5pt" fo:language="ru" fo:country="RU" fo:font-style="normal" style:text-underline-style="solid" style:text-underline-width="auto" style:text-underline-color="font-color" style:font-name-asian="Bookman Old Style" style:font-size-asian="11.5pt" style:font-style-asian="normal" style:font-name-complex="Bookman Old Style" style:font-size-complex="11.5pt" style:font-style-complex="normal"/>
    </style:style>
    <style:style style:name="T22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23" style:family="text">
      <style:text-properties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4" style:family="text">
      <style:text-properties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25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6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7" style:family="text">
      <style:text-properties fo:color="#666600"/>
    </style:style>
    <style:style style:name="T28" style:family="text">
      <style:text-properties fo:color="#6666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9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30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1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2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3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34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5" style:family="text">
      <style:text-properties fo:color="#b3b3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36" style:family="text">
      <style:text-properties fo:color="#0047ff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37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38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9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40" style:family="text">
      <style:text-properties fo:color="#0047ff" fo:language="en" fo:country="US"/>
    </style:style>
    <style:style style:name="T41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19" svg:x1="0.205cm" svg:y1="1.787cm" svg:x2="16.477cm" svg:y2="1.787cm"><text:p/></draw:line><text:span text:style-name="T4">Document LLS</text:span> <text:span text:style-name="T5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2"><text:span text:style-name="T6">6 </text:span><text:span text:style-name="T7">Pryamaya</text:span><text:span text:style-name="T2"> </text:span><text:span text:style-name="T7">Str</text:span><text:span text:style-name="T6">. </text:span><text:span text:style-name="T7">Novorossiysk <text:s/>353923, Russia</text:span> </text:p>
          </table:table-cell>
          <table:table-cell table:style-name="TitleTable.A1" office:value-type="string">
            <text:p text:style-name="P2"><text:span text:style-name="T7">Tel: 8-961-51-00-392 (Ekaterina)</text:span> </text:p>
          </table:table-cell>
          <table:table-cell table:style-name="TitleTable.A1" office:value-type="string">
            <text:p text:style-name="P2"><text:span text:style-name="T7">E-mail: </text:span><text:a xlink:type="simple" xlink:href="mailto:doka-inspekcia.@yandex.ru">doka-inspekcia.@yandex.ru</text:a> </text:p>
          </table:table-cell>
        </table:table-row>
        <table:table-row>
          <table:table-cell table:style-name="TitleTable.A1" office:value-type="string">
            <text:p text:style-name="P2"><text:span text:style-name="T6">РФ, 353923, г. Новороссийск, ул. Прямая 6</text:span> </text:p>
          </table:table-cell>
          <table:table-cell table:style-name="TitleTable.A1" office:value-type="string">
            <text:p text:style-name="P3"><text:span text:style-name="T6"><text:s text:c="3"/>Тел: 8 918 644 46 28</text:span> </text:p>
          </table:table-cell>
          <table:table-cell table:style-name="TitleTable.A1" office:value-type="string">
            <text:p text:style-name="P2"/>
          </table:table-cell>
        </table:table-row>
      </table:table>
      <text:p text:style-name="P1"><text:a xlink:type="simple" xlink:href="mailto:doka-inspekcia.@yandex.ru"><text:span text:style-name="T1"/></text:a></text:p>
      <text:p text:style-name="P8"><text:span text:style-name="T1"/></text:p>
      <text:p text:style-name="P1"><text:span text:style-name="T8"><text:s/></text:span><text:span text:style-name="T28">ИНСПЕКЦИЯ ПРОВЕДЕНА ПО ПОРУЧЕНИЮ «ТАНДЕР»</text:span><text:span text:style-name="T35"> </text:span></text:p>
      <text:p text:style-name="P9"><text:span text:style-name="T36">INSPECTION CARRIED OUT AT THE REQUEST “TANDER”</text:span><text:span text:style-name="T13"> </text:span></text:p>
      <text:p text:style-name="P9"><text:span text:style-name="T13"/></text:p>
      <text:p text:style-name="P12">СЮРВЕЙЕРСКИЙ ОТЧЕТ <text:span text:style-name="T3">{$ReportNumber}</text:span></text:p>
      <text:p text:style-name="P10"><text:span text:style-name="T23">SURVEY REPORT</text:span><text:span text:style-name="T24"> </text:span><text:span text:style-name="T25">{$ReportNumber}</text:span></text:p>
      <text:p text:style-name="P10"><text:span text:style-name="T25"/></text:p>
      <text:p text:style-name="P10"><text:span text:style-name="T25"/></text:p>
      <table:table table:name="HeaderTable" table:style-name="HeaderTable">
        <table:table-column table:style-name="HeaderTable.A" table:number-columns-repeated="2"/>
        <table:table-row>
          <table:table-cell table:style-name="HeaderTable.A1" office:value-type="string">
            <text:p text:style-name="P5"><text:span text:style-name="T27">ОТЧЕТ</text:span> / <text:span text:style-name="T40">REPORT:</text:span></text:p>
          </table:table-cell>
          <table:table-cell table:style-name="HeaderTable.B1" office:value-type="string">
            <text:p text:style-name="P6">{$Report}</text:p>
          </table:table-cell>
        </table:table-row>
        <table:table-row>
          <table:table-cell table:style-name="HeaderTable.A2" office:value-type="string">
            <text:p text:style-name="P5"><text:span text:style-name="T27">ГРУЗ </text:span>/ <text:span text:style-name="T40">CARGO:</text:span></text:p>
          </table:table-cell>
          <table:table-cell table:style-name="HeaderTable.B2" office:value-type="string">
            <text:p text:style-name="P6">{$Cargo}</text:p>
          </table:table-cell>
        </table:table-row>
        <table:table-row>
          <table:table-cell table:style-name="HeaderTable.A2" office:value-type="string">
            <text:p text:style-name="P5"><text:span text:style-name="T27">КОЛИЧЕСТВО</text:span> / <text:span text:style-name="T40">QUANTITY:</text:span></text:p>
          </table:table-cell>
          <table:table-cell table:style-name="HeaderTable.B2" office:value-type="string">
            <text:p text:style-name="P6">${Quantity}</text:p>
          </table:table-cell>
        </table:table-row>
        <table:table-row>
          <table:table-cell table:style-name="HeaderTable.A2" office:value-type="string">
            <text:p text:style-name="P5"><text:span text:style-name="T27">ЗАКАЗ</text:span> / <text:span text:style-name="T40">ORDER:</text:span></text:p>
          </table:table-cell>
          <table:table-cell table:style-name="HeaderTable.B2" office:value-type="string">
            <text:p text:style-name="P6">{$Order}</text:p>
          </table:table-cell>
        </table:table-row>
        <table:table-row>
          <table:table-cell table:style-name="HeaderTable.A2" office:value-type="string">
            <text:p text:style-name="P5"><text:span text:style-name="T27">КОНОСАМЕНТ</text:span> / <text:span text:style-name="T40">B/L:</text:span></text:p>
          </table:table-cell>
          <table:table-cell table:style-name="HeaderTable.B2" office:value-type="string">
            <text:p text:style-name="P6">${BillOfLading}</text:p>
          </table:table-cell>
        </table:table-row>
        <table:table-row>
          <table:table-cell table:style-name="HeaderTable.A2" office:value-type="string">
            <text:p text:style-name="P5"><text:span text:style-name="T27">ИНВОЙС</text:span> / <text:span text:style-name="T40">INVOICE:</text:span></text:p>
          </table:table-cell>
          <table:table-cell table:style-name="HeaderTable.B2" office:value-type="string">
            <text:p text:style-name="P6">{$Invoice}</text:p>
          </table:table-cell>
        </table:table-row>
        <table:table-row>
          <table:table-cell table:style-name="HeaderTable.A2" office:value-type="string">
            <text:p text:style-name="P5"><text:span text:style-name="T27">СУДНО</text:span> / <text:span text:style-name="T40">VESSEL:</text:span></text:p>
          </table:table-cell>
          <table:table-cell table:style-name="HeaderTable.B2" office:value-type="string">
            <text:p text:style-name="P6">{$Vessel}</text:p>
          </table:table-cell>
        </table:table-row>
        <table:table-row>
          <table:table-cell table:style-name="HeaderTable.A2" office:value-type="string">
            <text:p text:style-name="P5"><text:span text:style-name="T27">ОТПРАВИТЕЛЬ</text:span> / <text:span text:style-name="T40">SHIPPER:</text:span></text:p>
          </table:table-cell>
          <table:table-cell table:style-name="HeaderTable.B2" office:value-type="string">
            <text:p text:style-name="P6">{$Shipper}</text:p>
          </table:table-cell>
        </table:table-row>
        <table:table-row>
          <table:table-cell table:style-name="HeaderTable.A2" office:value-type="string">
            <text:p text:style-name="P5"><text:span text:style-name="T27">ПОЛУЧАТЕЛЬ</text:span> / <text:span text:style-name="T40">CONSIGNEE:</text:span></text:p>
          </table:table-cell>
          <table:table-cell table:style-name="HeaderTable.B2" office:value-type="string">
            <text:p text:style-name="P6">{$Consignee}</text:p>
          </table:table-cell>
        </table:table-row>
        <table:table-row>
          <table:table-cell table:style-name="HeaderTable.A2" office:value-type="string">
            <text:p text:style-name="P5"><text:span text:style-name="T27">ДАТА</text:span> <text:span text:style-name="T27">ИНСПЕКЦИИ</text:span> / <text:span text:style-name="T40">DATE OF INSPECTION:</text:span></text:p>
          </table:table-cell>
          <table:table-cell table:style-name="HeaderTable.B2" office:value-type="string">
            <text:p text:style-name="P6">{$InpectionDate}</text:p>
          </table:table-cell>
        </table:table-row>
        <table:table-row>
          <table:table-cell table:style-name="HeaderTable.A2" office:value-type="string">
            <text:p text:style-name="P5"><text:span text:style-name="T27">МЕСТО</text:span> <text:span text:style-name="T27">ПРОВЕДЕНИЯ</text:span> <text:span text:style-name="T27">ИНСПЕКЦИИ</text:span> /</text:p>
            <text:p text:style-name="P7">PLACE OF INSPECTION:</text:p>
          </table:table-cell>
          <table:table-cell table:style-name="HeaderTable.B11" office:value-type="string">
            <text:p text:style-name="P6">{$InspectionPlace}</text:p>
          </table:table-cell>
        </table:table-row>
      </table:table>
      <text:p text:style-name="P10"><text:span text:style-name="T25"/></text:p>
      <text:p text:style-name="P10"><text:span text:style-name="T25"/></text:p>
      <text:p text:style-name="P11"><text:span text:style-name="T25"/></text:p>
      <text:p text:style-name="P13"><text:span text:style-name="T8"><text:s/></text:span><text:span text:style-name="T29">Наш сюрвейер имел инструкцию</text:span><text:span text:style-name="T12"> / </text:span><text:span text:style-name="T41">We were assigned to:</text:span><text:span text:style-name="T11"> </text:span></text:p>
      <text:p text:style-name="P13"><text:span text:style-name="T11"/></text:p>
      <text:list xml:id="list30604221" text:style-name="L1">
        <text:list-item>
          <text:p text:style-name="P14"><text:span text:style-name="T30">Произвести осмотр груза</text:span><text:span text:style-name="T16"> / </text:span><text:span text:style-name="T37">Inspect the good;</text:span><text:span text:style-name="T19"> </text:span></text:p>
        </text:list-item>
        <text:list-item>
          <text:p text:style-name="P14"><text:span text:style-name="T30">Провести экспертизу качества груза</text:span><text:span text:style-name="T16"> / </text:span><text:span text:style-name="T37">Quality expertise of the cargo</text:span><text:span text:style-name="T19">; </text:span></text:p>
        </text:list-item>
        <text:list-item>
          <text:p text:style-name="P15"><text:span text:style-name="T30">Установить причины и характер повреждений.</text:span><text:span text:style-name="T16"> / </text:span><text:span text:style-name="T37">Determine the causes and origins of the damage.</text:span><text:span text:style-name="T19"> </text:span></text:p>
        </text:list-item>
      </text:list>
      <text:p text:style-name="P16"><text:span text:style-name="T14"/></text:p>
      <text:p text:style-name="P17"><text:span text:style-name="T16"><text:s/></text:span><text:span text:style-name="T32">РЕЗУЛЬТАТЫ ИНСПЕКЦИИ</text:span><text:span text:style-name="T20"> / </text:span><text:span text:style-name="T38">SURVEY RESULTS</text:span><text:span text:style-name="T16">:</text:span></text:p>
      <text:list xml:id="list30687974" text:style-name="L2">
        <text:list-item>
          <text:p text:style-name="P18"><text:span text:style-name="T31">Осмотр груза </text:span><text:span text:style-name="T22">/ </text:span><text:span text:style-name="T39">Cargo inspection</text:span></text:p>
        </text:list-item>
      </text:list>
      <text:p text:style-name="P11"><text:span text:style-name="T25"><text:s text:c="2"/></text:span><text:span text:style-name="T33">{</text:span><text:span text:style-name="T34">$CargoInspectionRus</text:span><text:span text:style-name="T33">}</text:span><text:span text:style-name="T25"> / {</text:span><text:span text:style-name="T26">$CargoInspectionEng</text:span><text:span text:style-name="T25">}</text:span></text:p>
      <table:table table:name="CargoInspectionTable" table:style-name="CargoInspectionTable">
        <table:table-column table:style-name="CargoInspectionTable.A" table:number-columns-repeated="2"/>
        <table:table-row>
          <table:table-cell table:style-name="CargoInspectionTable.A1" office:value-type="string">
            <text:p text:style-name="P4"/>
          </table:table-cell>
          <table:table-cell table:style-name="CargoInspectionTable.A1" office:value-type="string">
            <text:p text:style-name="P4"/>
          </table:table-cell>
        </table:table-row>
      </table:table>
      <text:p text:style-name="P11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7-05T10:59:25.26</dc:date>
    <meta:editing-duration>PT1H15M45S</meta:editing-duration>
    <meta:editing-cycles>17</meta:editing-cycles>
    <meta:generator>LibreOffice/3.3$Win32 LibreOffice_project/330m19$Build-202</meta:generator>
    <meta:document-statistic meta:table-count="3" meta:image-count="0" meta:object-count="0" meta:page-count="1" meta:paragraph-count="40" meta:word-count="155" meta:character-count="1115"/>
  </office:meta>
</office:document-meta>
</file>